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ilMarshaler.parsePart( MimeBodyPart mbp , NormalizedMessage n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MailMarshaler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ailMarshaler.fillMailBody( MimeMessage mimeMessage , MessageExchange exchange , NormalizedMessage nmsg , MimeMultipart cont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efaultMailMarshaler.copyBodyAndAttachments( MessageExchange exchange , NormalizedMessage nmsg , MimeMessage mailMsg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DefaultMailMarshaler.fillMailBodyAndAttachments( MimeMessage mimeMessage , MessageExchange exchange , NormalizedMessage n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MailMarshaler.convertMailToJBI( MessageExchange exchange , NormalizedMessage nmsg , MimeMessage mail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ailMarshaler.fillMailHeaders( MimeMessage mimeMessage , MessageExchange exchange , NormalizedMessage nmsg , String configuredSender , String configuredReceive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DefaultMailMarshaler.convertJBIToMail( MimeMessage mimeMessage , MessageExchange exchange , NormalizedMessage nmsg , String configuredSender , String configuredRecei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ailMarshaler.copyHeaders( MessageExchange exchange , NormalizedMessage nmsg , MimeMessage mailMs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